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e867" officeooo:paragraph-rsid="0005e867"/>
    </style:style>
    <style:style style:name="P2" style:family="paragraph" style:parent-style-name="Standard">
      <style:text-properties officeooo:rsid="0005e867" officeooo:paragraph-rsid="0005e867"/>
    </style:style>
    <style:style style:name="P3" style:family="paragraph" style:parent-style-name="Standard">
      <style:text-properties officeooo:rsid="0007f103" officeooo:paragraph-rsid="0007f103"/>
    </style:style>
    <style:style style:name="P4" style:family="paragraph" style:parent-style-name="Standard">
      <style:text-properties officeooo:rsid="0009a2c8" officeooo:paragraph-rsid="0009a2c8"/>
    </style:style>
    <style:style style:name="T1" style:family="text">
      <style:text-properties officeooo:rsid="0009a2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system</text:p>
      <text:p text:style-name="P1">basic building block – sector 512B</text:p>
      <text:p text:style-name="P1"/>
      <text:p text:style-name="P1">each file is a set of sectors</text:p>
      <text:p text:style-name="P1"/>
      <text:p text:style-name="P1">sector – 512B</text:p>
      <text:p text:style-name="P1">cluster – 4KB</text:p>
      <text:p text:style-name="P1"/>
      <text:p text:style-name="P1">fdisk</text:p>
      <text:p text:style-name="P1">dd</text:p>
      <text:p text:style-name="P1">xxd</text:p>
      <text:p text:style-name="P1"/>
      <text:p text:style-name="P1">write a function that emulates the above linux commands</text:p>
      <text:p text:style-name="P1"/>
      <text:p text:style-name="P3">1. e2fsprogs // tools</text:p>
      <text:p text:style-name="P3">2. RAM disk <text:s/>/ RAM device//</text:p>
      <text:p text:style-name="P3"/>
      <text:p text:style-name="P3">/<text:span text:style-name="T1">dev/ram1</text:span></text:p>
      <text:p text:style-name="P4">mkfs.ext2 /dev/ram1</text:p>
      <text:p text:style-name="P4"/>
      <text:p text:style-name="P4"/>
      <text:p text:style-name="P4">dumpe2fs /dev/ram1 // see the super block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0:31:04.090174172</meta:creation-date>
    <dc:date>2016-04-19T16:25:34.254900423</dc:date>
    <meta:editing-duration>PT28M2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50" meta:character-count="282" meta:non-whitespace-character-count="242"/>
  </office:meta>
</office:document-meta>
</file>